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0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09cm" svg:height="2.058cm" svg:x="21.991cm" svg:y="10.442cm">
          <text:p text:style-name="P1">Z2: ƒ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162cm" svg:y1="5.657cm" svg:x2="4.996cm" svg:y2="5.9cm" draw:start-shape="id1" draw:start-glue-point="7" draw:end-shape="id2" draw:end-glue-point="8" svg:d="M13162 5657c0 1204-8166 1083-8166 243" svg:viewBox="0 0 8167 890">
          <text:p/>
        </draw:connector>
        <draw:connector draw:style-name="gr5" draw:text-style-name="P6" draw:layer="layout" draw:type="curve" svg:x1="4.996cm" svg:y1="3.842cm" svg:x2="13.162cm" svg:y2="4.201cm" draw:start-shape="id2" draw:start-glue-point="4" draw:end-shape="id1" draw:end-glue-point="5" svg:d="M4996 3842c0-751 8166-931 8166 359" svg:viewBox="0 0 8167 947">
          <text:p/>
        </draw:connector>
        <draw:connector draw:style-name="gr5" draw:text-style-name="P6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5" draw:text-style-name="P6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5" draw:text-style-name="P6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5" draw:text-style-name="P6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5" draw:text-style-name="P6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5" draw:text-style-name="P6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5" draw:text-style-name="P6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6" draw:text-style-name="P6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7" draw:text-style-name="P7" draw:layer="layout" svg:width="4.3cm" svg:height="1cm" svg:x="7.6cm" svg:y="2.5cm">
          <text:p text:style-name="P1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7.6cm" svg:y="6cm">
          <text:p text:style-name="P1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21.4cm" svg:y="5.6cm">
          <text:p text:style-name="P1"><text:span text:style-name="T1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2.3cm" svg:x="18.3cm" svg:y="7.3cm">
          <text:p text:style-name="P1"><text:span text:style-name="T1">Faust erkannt / </text:span></text:p>
          <text:p text:style-name="P1"><text:span text:style-name="T1">Hand verloren /</text:span></text:p>
          <text:p text:style-name="P1"><text:span text:style-name="T1">Ungültige Positio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5" draw:text-style-name="P6" draw:layer="layout" draw:type="curve" svg:x1="16.646cm" svg:y1="16.443cm" svg:x2="21.991cm" svg:y2="11.471cm" draw:start-shape="id4" draw:start-glue-point="11" draw:end-shape="id3" draw:end-glue-point="6" svg:d="M16646 16443c0-3315 1781-4972 5345-4972" svg:viewBox="0 0 5346 4973">
          <text:p/>
        </draw:connector>
        <draw:custom-shape draw:style-name="gr10" draw:text-style-name="P7" draw:layer="layout" svg:width="4.3cm" svg:height="1.723cm" svg:x="18.8cm" svg:y="16.077cm">
          <text:p text:style-name="P1"><text:span text:style-name="T1">erhöhe Thrust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1.702cm" svg:x="16cm" svg:y="12.298cm">
          <text:p text:style-name="P1"><text:span text:style-name="T1">verringere Thrust</text:span></text:p>
          <text:p text:style-name="P1"><text:span text:style-name="T1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2cm" svg:height="1.6cm" svg:x="6.7cm" svg:y="7.4cm">
          <text:p text:style-name="P1"><text:span text:style-name="T1">Thrust verringern, falls Zeit t</text:span></text:p>
          <text:p text:style-name="P1"><text:span text:style-name="T1">abgelaufen ist (Not-Sto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9cm" svg:height="0.8cm" svg:x="7.7cm" svg:y="13.8cm">
          <text:p text:style-name="P1"><text:span text:style-name="T1">Hand wieder erkann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cm" svg:height="0.8cm" svg:x="5.9cm" svg:y="15.9cm"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15" draw:text-style-name="P7" draw:layer="layout" svg:width="4.3cm" svg:height="1.6cm" svg:x="1.2cm" svg:y="12.5cm">
          <text:p text:style-name="P1"><text:span text:style-name="T1">warte auf Hand</text:span></text:p>
          <text:p text:style-name="P1"><text:span text:style-name="T1">(max. t Sekunden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13.2cm" svg:y="18.7cm">
          <text:p text:style-name="P1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3cm" svg:height="1.6cm" svg:x="24cm" svg:y="12.9cm">
          <text:p text:style-name="P1"><text:span text:style-name="T1">Hand bleibt, aber</text:span></text:p>
          <text:p text:style-name="P1"><text:span text:style-name="T1">kein Thrust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6cm" svg:height="1cm" svg:x="14.6cm" svg:y="2.3cm">
          <text:p text:style-name="P1"><text:span text:style-name="T1">keine Faust erkannt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2" draw:id="id2" draw:layer="layout" svg:width="5.209cm" svg:height="2.058cm" svg:x="2.391cm" svg:y="3.842cm">
          <text:p text:style-name="P1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4.804cm" svg:y1="16.142cm" svg:x2="15.005cm" svg:y2="5.958cm" draw:start-shape="id4" draw:end-shape="id1" draw:end-glue-point="8" svg:d="M14804 16142c0-7636 201-2545 201-10184" svg:viewBox="0 0 202 10185">
          <text:p/>
        </draw:connector>
        <draw:custom-shape draw:style-name="gr11" draw:text-style-name="P7" draw:layer="layout" svg:width="4.3cm" svg:height="1.702cm" svg:x="12.7cm" svg:y="10.198cm">
          <text:p text:style-name="P1"><text:span text:style-name="T1">Faust erkannt /</text:span></text:p>
          <text:p text:style-name="P1"><text:span text:style-name="T1">Not-Sto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6-20T11:53:57.528275000</dc:date>
    <meta:editing-duration>PT1H16M17S</meta:editing-duration>
    <meta:editing-cycles>35</meta:editing-cycles>
    <meta:generator>LibreOffice/4.4.3.2$MacOSX_X86_64 LibreOffice_project/88805f81e9fe61362df02b9941de8e38a9b5fd16</meta:generator>
    <meta:document-statistic meta:object-count="33"/>
  </office:meta>
</office:document-meta>
</file>